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6in" table:align="left"/>
    </style:style>
    <style:style style:name="Table1.A" style:family="table-column">
      <style:table-column-properties style:column-width="1.6292in"/>
    </style:style>
    <style:style style:name="Table1.B" style:family="table-column">
      <style:table-column-properties style:column-width="2.2472in"/>
    </style:style>
    <style:style style:name="Table1.C" style:family="table-column">
      <style:table-column-properties style:column-width="1.1313in"/>
    </style:style>
    <style:style style:name="Table1.D" style:family="table-column">
      <style:table-column-properties style:column-width="0.7438in"/>
    </style:style>
    <style:style style:name="Table1.E" style:family="table-column">
      <style:table-column-properties style:column-width="4.3646in"/>
    </style:style>
    <style:style style:name="Table1.1" style:family="table-row">
      <style:table-row-properties style:min-row-height="0.21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5b955"/>
    </style:style>
    <style:style style:name="P2" style:family="paragraph" style:parent-style-name="Table_20_Contents">
      <style:text-properties officeooo:rsid="0015b955" officeooo:paragraph-rsid="0015b955"/>
    </style:style>
    <style:style style:name="P3" style:family="paragraph" style:parent-style-name="Table_20_Contents">
      <style:paragraph-properties fo:text-align="start" style:justify-single-word="false"/>
      <style:text-properties officeooo:rsid="0015b955" officeooo:paragraph-rsid="0015b955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15b955"/>
    </style:style>
    <style:style style:name="P6" style:family="paragraph" style:parent-style-name="Table_20_Contents">
      <style:paragraph-properties fo:text-align="start" style:justify-single-word="false"/>
      <style:text-properties officeooo:paragraph-rsid="0016b720"/>
    </style:style>
    <style:style style:name="P7" style:family="paragraph" style:parent-style-name="Table_20_Contents">
      <style:paragraph-properties fo:text-align="start" style:justify-single-word="false"/>
      <style:text-properties officeooo:paragraph-rsid="0018247a"/>
    </style:style>
    <style:style style:name="P8" style:family="paragraph" style:parent-style-name="Table_20_Contents">
      <style:paragraph-properties fo:text-align="start" style:justify-single-word="false"/>
      <style:text-properties officeooo:rsid="0016b720" officeooo:paragraph-rsid="0016b720"/>
    </style:style>
    <style:style style:name="P9" style:family="paragraph" style:parent-style-name="Table_20_Contents">
      <style:text-properties officeooo:rsid="0018247a" officeooo:paragraph-rsid="0018247a"/>
    </style:style>
    <style:style style:name="P10" style:family="paragraph" style:parent-style-name="Table_20_Contents">
      <style:paragraph-properties fo:text-align="start" style:justify-single-word="false"/>
      <style:text-properties fo:font-size="14pt" fo:font-weight="bold" officeooo:rsid="0015b955" officeooo:paragraph-rsid="0015b955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5b955" officeooo:paragraph-rsid="0015b955" style:font-weight-asian="bold" style:font-weight-complex="bold"/>
    </style:style>
    <style:style style:name="T1" style:family="text">
      <style:text-properties officeooo:rsid="0015b955"/>
    </style:style>
    <style:style style:name="T2" style:family="text">
      <style:text-properties officeooo:rsid="0016b720"/>
    </style:style>
    <style:style style:name="T3" style:family="text">
      <style:text-properties officeooo:rsid="001824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Table</text:p>
          </table:table-cell>
          <table:table-cell table:style-name="Table1.A1" office:value-type="string">
            <text:p text:style-name="P10">Table comment</text:p>
          </table:table-cell>
          <table:table-cell table:style-name="Table1.A1" office:value-type="string">
            <text:p text:style-name="P10">Column</text:p>
          </table:table-cell>
          <table:table-cell table:style-name="Table1.A1" office:value-type="string">
            <text:p text:style-name="P10">Type</text:p>
          </table:table-cell>
          <table:table-cell table:style-name="Table1.A1" office:value-type="string">
            <text:p text:style-name="P10">Comment</text:p>
          </table:table-cell>
        </table:table-row>
        <table:table-row table:style-name="Table1.1">
          <table:table-cell table:style-name="Table1.A1" office:value-type="string">
            <text:p text:style-name="P11">databasechangelog</text:p>
          </table:table-cell>
          <table:table-cell table:style-name="Table1.A1" office:value-type="string">
            <text:p text:style-name="P4">Managed by Liquibase (database migration tool)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1">databasechangeloglock</text:p>
          </table:table-cell>
          <table:table-cell table:style-name="Table1.A1" office:value-type="string">
            <text:p text:style-name="P4">Managed by Liquibase (database migration tool)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1">ofc_application_info</text:p>
          </table:table-cell>
          <table:table-cell table:style-name="Table1.A1" office:value-type="string">
            <text:p text:style-name="P4">(Deprecated) Stores informations about the version of Collect used to store the data into the DB</text:p>
          </table:table-cell>
          <table:table-cell table:style-name="Table1.A1" office:value-type="string">
            <text:p text:style-name="P12">version</text:p>
          </table:table-cell>
          <table:table-cell table:style-name="Table1.A1" office:value-type="string">
            <text:p text:style-name="P3">varchar</text:p>
          </table:table-cell>
          <table:table-cell table:style-name="Table1.A1" office:value-type="string">
            <text:p text:style-name="P3">Open Foris Collect version number</text:p>
          </table:table-cell>
        </table:table-row>
        <table:table-row table:style-name="Table1.1">
          <table:table-cell table:style-name="Table1.A1" table:number-rows-spanned="18" office:value-type="string">
            <text:p text:style-name="P11">ofc_code_list</text:p>
          </table:table-cell>
          <table:table-cell table:style-name="Table1.A1" table:number-rows-spanned="18" office:value-type="string">
            <text:p text:style-name="P4">Coded variable values</text:p>
          </table:table-cell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Primary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survey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Published survey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survey_work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Temporary survey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code_list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Code list internal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item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Code list item internal identifier (unique inside the survey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parent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Parent code list item internal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sort_order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Order position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code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Alphanumeric code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qualifiable</text:p>
          </table:table-cell>
          <table:table-cell table:style-name="Table1.A1" office:value-type="string">
            <text:p text:style-name="P4">tinyint</text:p>
          </table:table-cell>
          <table:table-cell table:style-name="Table1.A1" office:value-type="string">
            <text:p text:style-name="P4">Boolean attribute that tells if a "specify" text input box should be shown in the user interface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since_version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Since version internal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deprecated_version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Deprecated version internal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label1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Item label in the survey default language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label2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Item label in the survey second language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label3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Item label in the survey third language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description1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Item description in the survey default language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description2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Item description in the survey secondary language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description3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Item description in the survey third language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level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Hierarchical level (stored to make queries faster)</text:p>
          </table:table-cell>
        </table:table-row>
        <table:table-row table:style-name="Table1.1">
          <table:table-cell table:style-name="Table1.A1" table:number-rows-spanned="2" office:value-type="string">
            <text:p text:style-name="P11">ofc_config</text:p>
          </table:table-cell>
          <table:table-cell table:style-name="Table1.A1" table:number-rows-spanned="2" office:value-type="string">
            <text:p text:style-name="P4">Stores a generic list of key-value couples that are managed by Open Foris Collect as a Configuration object</text:p>
          </table:table-cell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Property name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value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Property value</text:p>
          </table:table-cell>
        </table:table-row>
        <table:table-row table:style-name="Table1.1">
          <table:table-cell table:style-name="Table1.A1" table:number-rows-spanned="2" office:value-type="string">
            <text:p text:style-name="P11">ofc_logo</text:p>
          </table:table-cell>
          <table:table-cell table:style-name="Table1.A1" table:number-rows-spanned="2" office:value-type="string">
            <text:p text:style-name="P4">Stores a list of images used by the application to customize the user interface</text:p>
          </table:table-cell>
          <table:table-cell table:style-name="Table1.A1" office:value-type="string">
            <text:p text:style-name="P11">pos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5">Image position identifier.</text:p>
            <text:p text:style-name="P5">Possible values:</text:p>
            <text:p text:style-name="P5">1: top right logo</text:p>
            <text:p text:style-name="P5">2: header</text:p>
            <text:p text:style-name="P5">3: foot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image</text:p>
          </table:table-cell>
          <table:table-cell table:style-name="Table1.A1" office:value-type="string">
            <text:p text:style-name="P4">blob</text:p>
          </table:table-cell>
          <table:table-cell table:style-name="Table1.A1" office:value-type="string">
            <text:p text:style-name="P2">Image binary content</text:p>
          </table:table-cell>
        </table:table-row>
        <table:table-row table:style-name="Table1.1">
          <table:table-cell table:style-name="Table1.A1" table:number-rows-spanned="24" office:value-type="string">
            <text:p text:style-name="P11">ofc_record</text:p>
          </table:table-cell>
          <table:table-cell table:style-name="Table1.A1" table:number-rows-spanned="24" office:value-type="string">
            <text:p text:style-name="P4">Stores the records collected by the appliation using a published survey.<text:line-break/>The complete set of variables collected in each X step (X = 1:ENTRY or 2:CLEANSING ) is stored in binary format into the dataX column.</text:p>
          </table:table-cell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Primary key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survey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Survey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root_entity_definition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Root entity (sampling unit) definition internal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date_created</text:p>
          </table:table-cell>
          <table:table-cell table:style-name="Table1.A1" office:value-type="string">
            <text:p text:style-name="P4">timestamp</text:p>
          </table:table-cell>
          <table:table-cell table:style-name="Table1.A1" office:value-type="string">
            <text:p text:style-name="P4">Creation timestamp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created_by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Created by us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modified_by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Modified by user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model_version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Model version name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step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5">Record step identifier</text:p>
            <text:p text:style-name="P5">1: <text:span text:style-name="T1">data entry</text:span></text:p>
            <text:p text:style-name="P5">2: <text:span text:style-name="T1">data cleansing</text:span></text:p>
            <text:p text:style-name="P5">3: <text:span text:style-name="T1">data analysis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state</text:p>
          </table:table-cell>
          <table:table-cell table:style-name="Table1.A1" office:value-type="string">
            <text:p text:style-name="P4">char</text:p>
          </table:table-cell>
          <table:table-cell table:style-name="Table1.A1" office:value-type="string">
            <text:p text:style-name="P5">Record state flag</text:p>
            <text:p text:style-name="P5">R: rejected (record moved from one phase to the previous one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skippe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Skipped fields count <text:span text:style-name="T1">(reason blank not specified)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missing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Missing fields count <text:span text:style-name="T1">(required fields with no value specified)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errors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Errors count <text:span text:style-name="T1">(attribute validation check errors)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warnings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Warnings count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key1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Record identifier (root entity key attribute value) 1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key2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Record identifier (root entity key attribute value) 2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key3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Record identifier (root entity key attribute value) 3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count1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Count of entities marked with "show in summary list" annotation <text:span text:style-name="T1">(1)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count2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5">Count of entities marked with "show in summary list" annotation <text:span text:style-name="T1">(</text:span>2<text:span text:style-name="T1">)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count3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5">Count of entities marked with "show in summary list" annotation <text:span text:style-name="T1">(</text:span>3<text:span text:style-name="T1">)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count4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5">Count of entities marked with "show in summary list" annotation <text:span text:style-name="T1">(</text:span>4<text:span text:style-name="T1">)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count5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5">Count of entities marked with "show in summary list" annotation <text:span text:style-name="T1">(</text:span>5<text:span text:style-name="T1">)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data1</text:p>
          </table:table-cell>
          <table:table-cell table:style-name="Table1.A1" office:value-type="string">
            <text:p text:style-name="P4">blob</text:p>
          </table:table-cell>
          <table:table-cell table:style-name="Table1.A1" office:value-type="string">
            <text:p text:style-name="P4">Full collected data entry values (Protostuff binary format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data2</text:p>
          </table:table-cell>
          <table:table-cell table:style-name="Table1.A1" office:value-type="string">
            <text:p text:style-name="P4">blob</text:p>
          </table:table-cell>
          <table:table-cell table:style-name="Table1.A1" office:value-type="string">
            <text:p text:style-name="P4">Full collected data cleansing values (Protostuff binary format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owner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8">Owner identifier</text:p>
          </table:table-cell>
        </table:table-row>
        <table:table-row table:style-name="Table1.1">
          <table:table-cell table:style-name="Table1.A1" table:number-rows-spanned="17" office:value-type="string">
            <text:p text:style-name="P11">ofc_sampling_design</text:p>
          </table:table-cell>
          <table:table-cell table:style-name="Table1.A1" table:number-rows-spanned="17" office:value-type="string">
            <text:p text:style-name="P4">Sampling point data associated to a survey (published or temporary).<text:line-break/>For each point there will be a coordinate and (optionally) a set of extra properties.<text:line-break/>The sampling point is identified by the levelX columns, depending on its level in the hierarchy.<text:line-break/>E.g. level1=cluster, level2=plot, level3=tree. The cluster points will be identified by the cluster id (level1), plot points will be <text:soft-page-break/>identified by cluster id (level1) + plot number (level2), tree points will be identified by cluster id (level1), plot number (level2) and tree number (level3).</text:p>
          </table:table-cell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Primary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survey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Published survey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survey_work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Temporary survey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level1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Point identifier (part 1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level2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Point identifier (part 2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level3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Point identifier (part 3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location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6">Coordinate of the sampling point.</text:p>
            <text:p text:style-name="P6">Pattern: SRID=(.+);POINT\\((-?\\d+(\\.\\d+)?)\\s(-?\\d+(\\.\\d+)?)\\)</text:p>
            <text:p text:style-name="P6">E.g. SRID=EPSG:4326;POINT(43.12 50.43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info1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Extra info data (1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info2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Extra info data (2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info3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Extra info data (3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info4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Extra info data (4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info5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Extra info data (5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info6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Extra info data (6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info7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Extra info data (7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info8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Extra info data (8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info9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Extra info data (9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info10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Extra info data (10)</text:p>
          </table:table-cell>
        </table:table-row>
        <table:table-row table:style-name="Table1.1">
          <table:table-cell table:style-name="Table1.A1" table:number-rows-spanned="4" office:value-type="string">
            <text:p text:style-name="P11">ofc_survey</text:p>
          </table:table-cell>
          <table:table-cell table:style-name="Table1.A1" table:number-rows-spanned="4" office:value-type="string">
            <text:p text:style-name="P4">Stores the published surveys (available for data entry)</text:p>
          </table:table-cell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Primary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Internal survey name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uri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Internal survey URI (uniform resource identifier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idml</text:p>
          </table:table-cell>
          <table:table-cell table:style-name="Table1.A1" office:value-type="string">
            <text:p text:style-name="P4">text</text:p>
          </table:table-cell>
          <table:table-cell table:style-name="Table1.A1" office:value-type="string">
            <text:p text:style-name="P4">Data structure in XML format</text:p>
          </table:table-cell>
        </table:table-row>
        <table:table-row table:style-name="Table1.1">
          <table:table-cell table:style-name="Table1.A1" table:number-rows-spanned="4" office:value-type="string">
            <text:p text:style-name="P11">ofc_survey_work</text:p>
          </table:table-cell>
          <table:table-cell table:style-name="Table1.A1" table:number-rows-spanned="4" office:value-type="string">
            <text:p text:style-name="P4">Stores the surveys that have not been published already</text:p>
          </table:table-cell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Primary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Internal survey name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uri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Internal survey URI (uniform resource identifier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idml</text:p>
          </table:table-cell>
          <table:table-cell table:style-name="Table1.A1" office:value-type="string">
            <text:p text:style-name="P4">text</text:p>
          </table:table-cell>
          <table:table-cell table:style-name="Table1.A1" office:value-type="string">
            <text:p text:style-name="P4">Data structure in XML format</text:p>
          </table:table-cell>
        </table:table-row>
        <table:table-row table:style-name="Table1.1">
          <table:table-cell table:style-name="Table1.A1" table:number-rows-spanned="8" office:value-type="string">
            <text:p text:style-name="P11">ofc_taxon</text:p>
          </table:table-cell>
          <table:table-cell table:style-name="Table1.A1" table:number-rows-spanned="8" office:value-type="string">
            <text:p text:style-name="P4">Stores the taxon elements associated to a taxonomy (species list))</text:p>
          </table:table-cell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Primary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taxon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Taxon numeric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code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Taxon alphanumeric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scientific_name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Scientific name (latin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taxon_rank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Rank name (family, genus, species...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taxonomy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Taxonomy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step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(unused) Approval step (9=CONFIRMED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parent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Parent taxon identifier</text:p>
          </table:table-cell>
        </table:table-row>
        <table:table-row table:style-name="Table1.1">
          <table:table-cell table:style-name="Table1.A1" table:number-rows-spanned="9" office:value-type="string">
            <text:p text:style-name="P11">ofc_taxon_vernacular_name</text:p>
          </table:table-cell>
          <table:table-cell table:style-name="Table1.A1" table:number-rows-spanned="9" office:value-type="string">
            <text:p text:style-name="P4">Taxon common names</text:p>
          </table:table-cell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Primary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vernacular_name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Common name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language_code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Common name language code (ISO 639-3 standard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language_variety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Taxon common name dialect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taxon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Taxon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step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Validation step (9=CONFIRMED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qualifier1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Qualifier used to filter common names by certain property (e.g. region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qualifier2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Qualifier used to filter common names by certain property (e.g. region) (2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qualifier3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Qualifier used to filter common names by certain property (e.g. region) (3)</text:p>
          </table:table-cell>
        </table:table-row>
        <table:table-row table:style-name="Table1.1">
          <table:table-cell table:style-name="Table1.A1" table:number-rows-spanned="5" office:value-type="string">
            <text:p text:style-name="P11">ofc_taxonomy</text:p>
          </table:table-cell>
          <table:table-cell table:style-name="Table1.A1" table:number-rows-spanned="5" office:value-type="string">
            <text:p text:style-name="P4">Hierarchical species list table</text:p>
          </table:table-cell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Primary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Internal name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metadata</text:p>
          </table:table-cell>
          <table:table-cell table:style-name="Table1.A1" office:value-type="string">
            <text:p text:style-name="P4">text</text:p>
          </table:table-cell>
          <table:table-cell table:style-name="Table1.A1" office:value-type="string">
            <text:p text:style-name="P4">For future uses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survey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Published survey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survey_work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Temporary survey identifier</text:p>
          </table:table-cell>
        </table:table-row>
        <table:table-row table:style-name="Table1.1">
          <table:table-cell table:style-name="Table1.A1" table:number-rows-spanned="4" office:value-type="string">
            <text:p text:style-name="P11">ofc_user</text:p>
          </table:table-cell>
          <table:table-cell table:style-name="Table1.A1" table:number-rows-spanned="4" office:value-type="string">
            <text:p text:style-name="P4">User of the application</text:p>
          </table:table-cell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9">Primary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username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Login name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password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Password (5 chars <text:span text:style-name="T3">min</text:span>)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enabled</text:p>
          </table:table-cell>
          <table:table-cell table:style-name="Table1.A1" office:value-type="string">
            <text:p text:style-name="P4">tinyint</text:p>
          </table:table-cell>
          <table:table-cell table:style-name="Table1.A1" office:value-type="string">
            <text:p text:style-name="P4">Boolean value that tells if a user is enabled or not</text:p>
          </table:table-cell>
        </table:table-row>
        <table:table-row table:style-name="Table1.1">
          <table:table-cell table:style-name="Table1.A1" table:number-rows-spanned="3" office:value-type="string">
            <text:p text:style-name="P11">ofc_user_role</text:p>
          </table:table-cell>
          <table:table-cell table:style-name="Table1.A1" table:number-rows-spanned="3" office:value-type="string">
            <text:p text:style-name="P4">Role associated to one user</text:p>
          </table:table-cell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9">Primary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user_id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>User identifier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role</text:p>
          </table:table-cell>
          <table:table-cell table:style-name="Table1.A1" office:value-type="string">
            <text:p text:style-name="P4">varchar</text:p>
          </table:table-cell>
          <table:table-cell table:style-name="Table1.A1" office:value-type="string">
            <text:p text:style-name="P4">Role name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6:03:27.182017724</meta:creation-date>
    <dc:date>2014-11-03T16:49:07.747011401</dc:date>
    <meta:editing-duration>PT5M29S</meta:editing-duration>
    <meta:editing-cycles>1</meta:editing-cycles>
    <meta:document-statistic meta:table-count="1" meta:image-count="0" meta:object-count="0" meta:page-count="5" meta:paragraph-count="348" meta:word-count="970" meta:character-count="6418" meta:non-whitespace-character-count="5796"/>
    <meta:generator>LibreOffice/4.2.6.3$Linux_X86_64 LibreOffice_project/420m0$Build-3</meta:generator>
  </office:meta>
</office:document-meta>
</file>